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7cm"/>
      <style:paragraph-properties style:writing-mode="lr-tb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1cm"/>
      <style:paragraph-properties style:writing-mode="lr-tb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515cm"/>
      <style:paragraph-properties style:writing-mode="lr-tb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17cm" svg:height="1.27cm" svg:x="4.18cm" svg:y="3.625cm">
          <text:p text:style-name="P1"><text:span text:style-name="T1">bu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cm" svg:height="1.27cm" svg:x="6.48cm" svg:y="3.625cm">
          <text:p text:style-name="P1"><text:span text:style-name="T1">79.9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5cm" svg:height="1.27cm" svg:x="8.78cm" svg:y="3.625cm">
          <text:p text:style-name="P1"><text:span text:style-name="T1">se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cm" svg:height="1.27cm" svg:x="10.925cm" svg:y="3.625cm">
          <text:p text:style-name="P1"><text:span text:style-name="T1">91.7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5cm" svg:height="1.826cm" svg:x="2.44cm" svg:y="3.269cm">
          <draw:text-box>
            <text:p><text:span text:style-name="T2">: [</text:span></text:p>
          </draw:text-box>
        </draw:frame>
        <draw:frame draw:style-name="gr5" draw:text-style-name="P3" draw:layer="layout" svg:width="1.27cm" svg:height="1.826cm" svg:x="13.545cm" svg:y="3.275cm">
          <draw:text-box>
            <text:p><text:span text:style-name="T2">]</text:span></text:p>
          </draw:text-box>
        </draw:frame>
        <draw:custom-shape draw:style-name="gr6" draw:text-style-name="P2" draw:layer="layout" svg:width="1.91cm" svg:height="1.27cm" svg:x="0.635cm" svg:y="3.625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54cm" svg:height="1.353cm" svg:x="0.67cm" svg:y="5.25cm">
          <draw:text-box>
            <text:p><text:span text:style-name="T3">Metal</text:span></text:p>
          </draw:text-box>
        </draw:frame>
        <draw:frame draw:style-name="gr8" draw:text-style-name="P3" draw:layer="layout" svg:width="1.78cm" svg:height="0.806cm" svg:x="4.57cm" svg:y="5.251cm">
          <draw:text-box>
            <text:p><text:span text:style-name="T3">buy</text:span></text:p>
          </draw:text-box>
        </draw:frame>
        <draw:frame draw:style-name="gr7" draw:text-style-name="P3" draw:layer="layout" svg:width="1.789cm" svg:height="1.353cm" svg:x="9.171cm" svg:y="5.252cm">
          <draw:text-box>
            <text:p><text:span text:style-name="T3">sell</text:span></text:p>
          </draw:text-box>
        </draw:frame>
        <draw:frame draw:style-name="gr7" draw:text-style-name="P3" draw:layer="layout" svg:width="1.949cm" svg:height="1.353cm" svg:x="6.871cm" svg:y="5.252cm">
          <draw:text-box>
            <text:p><text:span text:style-name="T3">price</text:span></text:p>
          </draw:text-box>
        </draw:frame>
        <draw:frame draw:style-name="gr7" draw:text-style-name="P3" draw:layer="layout" svg:width="1.949cm" svg:height="1.353cm" svg:x="11.172cm" svg:y="5.253cm">
          <draw:text-box>
            <text:p><text:span text:style-name="T3">price</text:span></text:p>
          </draw:text-box>
        </draw:frame>
        <draw:frame draw:style-name="gr9" draw:text-style-name="P3" draw:layer="layout" svg:width="2.54cm" svg:height="1.27cm" svg:x="0.97cm" svg:y="2.051cm">
          <draw:text-box>
            <text:p><text:span text:style-name="T3">key</text:span></text:p>
          </draw:text-box>
        </draw:frame>
        <draw:frame draw:style-name="gr7" draw:text-style-name="P3" draw:layer="layout" svg:width="8.23cm" svg:height="1.353cm" svg:x="3.97cm" svg:y="2.051cm">
          <draw:text-box>
            <text:p><text:span text:style-name="T3">list as value 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4T16:48:03.498281345</meta:creation-date>
    <dc:date>2024-10-28T17:40:42.489284973</dc:date>
    <meta:editing-duration>PT58M2S</meta:editing-duration>
    <meta:editing-cycles>10</meta:editing-cycles>
    <meta:generator>LibreOffice/7.3.7.2$Linux_X86_64 LibreOffice_project/30$Build-2</meta:generator>
    <meta:document-statistic meta:object-count="37"/>
  </office:meta>
</office:document-meta>
</file>